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91.05pt"/>
    </style:style>
    <style:style style:name="co21" style:family="table-column">
      <style:table-column-properties fo:break-before="auto" style:column-width="78.69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4"/>
    <style:style style:name="ce77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75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47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52" office:value-type="string" calcext:value-type="string">
            <text:p>ahscompany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52" office:value-type="string" calcext:value-type="string">
            <text:p>ahscompany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52" office:value-type="string" calcext:value-type="string">
            <text:p>sustainablesupply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75" table:number-columns-repeated="4"/>
          <table:table-cell table:style-name="ce75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75" table:number-columns-repeated="4"/>
          <table:table-cell table:style-name="ce75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75"/>
        <table:table-column table:style-name="co4" table:default-cell-style-name="ce75"/>
        <table:table-column table:style-name="co7" table:default-cell-style-name="ce75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54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75"/>
        <table:table-column table:style-name="co8" table:default-cell-style-name="ce75"/>
        <table:table-column table:style-name="co16" table:default-cell-style-name="ce75"/>
        <table:table-column table:style-name="co19" table:default-cell-style-name="ce75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52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Lakeside" table:style-name="ta2">
        <table:table-column table:style-name="co20" table:default-cell-style-name="Default"/>
        <table:table-column table:style-name="co2" table:default-cell-style-name="Default"/>
        <table:table-column table:style-name="co2" table:number-columns-repeated="2" table:default-cell-style-name="ce75"/>
        <table:table-column table:style-name="co21" table:default-cell-style-name="ce75"/>
        <table:table-column table:style-name="co12" table:number-columns-repeated="3" table:default-cell-style-name="Default"/>
        <table:table-row table:style-name="ro25">
          <table:table-cell table:style-name="ce1" office:value-type="string" calcext:value-type="string">
            <text:p>Lakeside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Aluminum Single Handle Platform Tru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7516" calcext:value-type="float">
            <text:p>7516</text:p>
          </table:table-cell>
          <table:table-cell table:style-name="ce8" office:value-type="currency" office:currency="USD" office:value="609.7" calcext:value-type="currency">
            <text:p>$609.70</text:p>
          </table:table-cell>
          <table:table-cell table:style-name="ce64" office:value-type="currency" office:currency="USD" office:value="1327" calcext:value-type="currency">
            <text:p>$1,327.00</text:p>
          </table:table-cell>
          <table:table-cell table:style-name="ce64" office:value-type="currency" office:currency="USD" office:value="653.53" calcext:value-type="currency">
            <text:p>$653.53</text:p>
          </table:table-cell>
          <table:table-cell table:style-name="ce64" office:value-type="currency" office:currency="USD" office:value="809.99" calcext:value-type="currency">
            <text:p>$809.99</text:p>
          </table:table-cell>
          <table:table-cell table:style-name="ce64" table:formula="of:=[.E5]-[.B5]" office:value-type="currency" office:currency="USD" office:value="200.29" calcext:value-type="currency">
            <text:p>$200.29</text:p>
          </table:table-cell>
          <table:table-cell table:style-name="ce17" table:formula="of:=[.E5]/[.D5]" office:value-type="float" office:value="1.23940752528576" calcext:value-type="float">
            <text:p>1.23940752528576</text:p>
          </table:table-cell>
          <table:table-cell table:style-name="ce17" office:value-type="string" calcext:value-type="string">
            <text:p>restaurantsupply.com</text:p>
          </table:table-cell>
        </table:table-row>
        <table:table-row table:style-name="ro2">
          <table:table-cell table:style-name="ce2" office:value-type="float" office:value="7518" calcext:value-type="float">
            <text:p>7518</text:p>
          </table:table-cell>
          <table:table-cell table:style-name="ce8" office:value-type="currency" office:currency="USD" office:value="828.8" calcext:value-type="currency">
            <text:p>$828.80</text:p>
          </table:table-cell>
          <table:table-cell table:style-name="ce64" office:value-type="currency" office:currency="USD" office:value="1787" calcext:value-type="currency">
            <text:p>$1,787.00</text:p>
          </table:table-cell>
          <table:table-cell table:style-name="ce64" office:value-type="currency" office:currency="USD" office:value="893.5" calcext:value-type="currency">
            <text:p>$893.50</text:p>
          </table:table-cell>
          <table:table-cell table:style-name="ce64" office:value-type="currency" office:currency="USD" office:value="1090.99" calcext:value-type="currency">
            <text:p>$1,090.99</text:p>
          </table:table-cell>
          <table:table-cell table:style-name="ce64" table:formula="of:=[.E6]-[.B6]" office:value-type="currency" office:currency="USD" office:value="262.19" calcext:value-type="currency">
            <text:p>$262.19</text:p>
          </table:table-cell>
          <table:table-cell table:style-name="ce17" table:formula="of:=[.E6]/[.D6]" office:value-type="float" office:value="1.22102965864578" calcext:value-type="float">
            <text:p>1.22102965864578</text:p>
          </table:table-cell>
          <table:table-cell table:style-name="ce17" office:value-type="string" calcext:value-type="string">
            <text:p>restaurantsupply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Stainless Steel Dual Handle Platform Truck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8" office:value-type="currency" office:currency="USD" office:value="565.6" calcext:value-type="currency">
            <text:p>$565.60</text:p>
          </table:table-cell>
          <table:table-cell table:style-name="ce64" office:value-type="currency" office:currency="USD" office:value="1195" calcext:value-type="currency">
            <text:p>$1,195.00</text:p>
          </table:table-cell>
          <table:table-cell table:style-name="ce64" office:value-type="currency" office:currency="USD" office:value="597.5" calcext:value-type="currency">
            <text:p>$597.50</text:p>
          </table:table-cell>
          <table:table-cell table:style-name="ce64" office:value-type="currency" office:currency="USD" office:value="728.99" calcext:value-type="currency">
            <text:p>$728.99</text:p>
          </table:table-cell>
          <table:table-cell table:style-name="ce64" table:formula="of:=[.E10]-[.B10]" office:value-type="currency" office:currency="USD" office:value="163.39" calcext:value-type="currency">
            <text:p>$163.39</text:p>
          </table:table-cell>
          <table:table-cell table:style-name="ce17" table:formula="of:=[.E10]/[.D10]" office:value-type="float" office:value="1.22006694560669" calcext:value-type="float">
            <text:p>1.22006694560669</text:p>
          </table:table-cell>
          <table:table-cell table:style-name="ce17" office:value-type="string" calcext:value-type="string">
            <text:p>restaurantsupply.com</text:p>
          </table:table-cell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8" office:value-type="currency" office:currency="USD" office:value="1064.7" calcext:value-type="currency">
            <text:p>$1,064.70</text:p>
          </table:table-cell>
          <table:table-cell table:style-name="ce64" office:value-type="currency" office:currency="USD" office:value="2124" calcext:value-type="currency">
            <text:p>$2,124.00</text:p>
          </table:table-cell>
          <table:table-cell table:style-name="ce64" office:value-type="currency" office:currency="USD" office:value="1062" calcext:value-type="currency">
            <text:p>$1,062.00</text:p>
          </table:table-cell>
          <table:table-cell table:style-name="ce64" office:value-type="currency" office:currency="USD" office:value="1155" calcext:value-type="currency">
            <text:p>$1,155.00</text:p>
          </table:table-cell>
          <table:table-cell table:style-name="ce64" table:formula="of:=[.E11]-[.B11]" office:value-type="currency" office:currency="USD" office:value="90.3" calcext:value-type="currency">
            <text:p>$90.30</text:p>
          </table:table-cell>
          <table:table-cell table:style-name="ce17" table:formula="of:=[.E11]/[.D11]" office:value-type="float" office:value="1.08757062146893" calcext:value-type="float">
            <text:p>1.08757062146893</text:p>
          </table:table-cell>
          <table:table-cell table:style-name="ce17" office:value-type="string" calcext:value-type="string">
            <text:p>zorinmate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Stainless Steel Single Handle Platform Truck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8" office:value-type="currency" office:currency="USD" office:value="437.5" calcext:value-type="currency">
            <text:p>$437.50</text:p>
          </table:table-cell>
          <table:table-cell table:style-name="ce64" office:value-type="currency" office:currency="USD" office:value="908" calcext:value-type="currency">
            <text:p>$908.00</text:p>
          </table:table-cell>
          <table:table-cell table:style-name="ce64" office:value-type="currency" office:currency="USD" office:value="454" calcext:value-type="currency">
            <text:p>$454.00</text:p>
          </table:table-cell>
          <table:table-cell table:style-name="ce64" office:value-type="currency" office:currency="USD" office:value="553.99" calcext:value-type="currency">
            <text:p>$553.99</text:p>
          </table:table-cell>
          <table:table-cell table:style-name="ce64" table:formula="of:=[.E15]-[.B15]" office:value-type="currency" office:currency="USD" office:value="116.49" calcext:value-type="currency">
            <text:p>$116.49</text:p>
          </table:table-cell>
          <table:table-cell table:style-name="ce17" table:formula="of:=[.E15]/[.D15]" office:value-type="float" office:value="1.2202422907489" calcext:value-type="float">
            <text:p>1.2202422907489</text:p>
          </table:table-cell>
          <table:table-cell table:style-name="ce17" office:value-type="string" calcext:value-type="string">
            <text:p>restaurantsupply.com</text:p>
          </table:table-cell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8" office:value-type="currency" office:currency="USD" office:value="511.7" calcext:value-type="currency">
            <text:p>$511.70</text:p>
          </table:table-cell>
          <table:table-cell table:style-name="ce64" office:value-type="currency" office:currency="USD" office:value="1112" calcext:value-type="currency">
            <text:p>$1,112.00</text:p>
          </table:table-cell>
          <table:table-cell table:style-name="ce64" office:value-type="currency" office:currency="USD" office:value="556" calcext:value-type="currency">
            <text:p>$556.00</text:p>
          </table:table-cell>
          <table:table-cell table:style-name="ce64" office:value-type="currency" office:currency="USD" office:value="678.99" calcext:value-type="currency">
            <text:p>$678.99</text:p>
          </table:table-cell>
          <table:table-cell table:style-name="ce64" table:formula="of:=[.E16]-[.B16]" office:value-type="currency" office:currency="USD" office:value="167.29" calcext:value-type="currency">
            <text:p>$167.29</text:p>
          </table:table-cell>
          <table:table-cell table:style-name="ce17" table:formula="of:=[.E16]/[.D16]" office:value-type="float" office:value="1.22120503597122" calcext:value-type="float">
            <text:p>1.22120503597122</text:p>
          </table:table-cell>
          <table:table-cell table:style-name="ce17" office:value-type="string" calcext:value-type="string">
            <text:p>restaurantsupply.com</text:p>
          </table:table-cell>
        </table:table-row>
        <table:table-row table:style-name="ro11">
          <table:table-cell table:style-name="ce6" office:value-type="string" calcext:value-type="string">
            <text:p>3 items found</text:p>
          </table:table-cell>
          <table:table-cell table:number-columns-repeated="7"/>
        </table:table-row>
        <table:table-row table:style-name="ro11">
          <table:table-cell table:style-name="ce6" office:value-type="string" calcext:value-type="string">
            <text:p>6 individual models</text:p>
          </table:table-cell>
          <table:table-cell table:number-columns-repeated="7"/>
        </table:table-row>
        <table:table-row table:style-name="ro2" table:number-rows-repeated="104855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4:23:06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5-01T15:33:12.483000000</dc:date>
    <meta:editing-duration>PT7H43M23S</meta:editing-duration>
    <meta:editing-cycles>118</meta:editing-cycles>
    <meta:document-statistic meta:table-count="11" meta:cell-count="6829" meta:object-count="0"/>
  </office:meta>
</office:document-meta>
</file>